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33pt"/>
    </style:style>
    <style:style style:name="co2" style:family="table-column">
      <style:table-column-properties fo:break-before="auto" style:column-width="309pt"/>
    </style:style>
    <style:style style:name="co3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ce1" style:family="table-cell">
      <style:table-cell-properties fo:background-color="#ffffff" style:cell-protect="none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  <style:style style:name="ce2" style:family="table-cell">
      <style:paragraph-properties office:value-type="string"/>
    </style:style>
    <style:style style:name="ce3"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 office:value-type="string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7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 table:number-columns-repeated="28"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Access.message.Title = " table:style-name="ce1">
            <text:p>MyJSQLView_Access.message.Title = </text:p>
          </table:table-cell>
          <table:table-cell table:number-columns-repeated="28"/>
        </table:table-row>
        <table:table-row table:style-name="ro1">
          <table:table-cell office:value-type="string" office:string-value="MyJSQLView_Access.menu.Sites = " table:style-name="ce1">
            <text:p>MyJSQLView_Access.menu.Sites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SiteSelection = " table:style-name="ce1">
            <text:p>MyJSQLView_Access.tooltip.SiteSelection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ConnectionManager = " table:style-name="ce1">
            <text:p>MyJSQLView_Access.tooltip.ConnectionManager = </text:p>
          </table:table-cell>
          <table:table-cell table:number-columns-repeated="28"/>
        </table:table-row>
        <table:table-row table:style-name="ro1">
          <table:table-cell office:value-type="string" office:string-value="MyJSQLView_Access.tooltip.AdvancedOptions = " table:style-name="ce1">
            <text:p>MyJSQLView_Access.tooltip.AdvancedOptions = </text:p>
          </table:table-cell>
          <table:table-cell table:number-columns-repeated="28"/>
        </table:table-row>
        <table:table-row table:style-name="ro1">
          <table:table-cell office:value-type="string" office:string-value="MyJSQLView_Access.checkbox.SSH = " table:style-name="ce1">
            <text:p>MyJSQLView_Access.checkbox.SSH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login = " table:style-name="ce1">
            <text:p>MyJSQLView_Access.button.login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cancel = " table:style-name="ce1">
            <text:p>MyJSQLView_Access.button.cancel = </text:p>
          </table:table-cell>
          <table:table-cell table:number-columns-repeated="28"/>
        </table:table-row>
        <table:table-row table:style-name="ro1">
          <table:table-cell office:value-type="string" office:string-value="MyJSQLView_Access.button.saveandexit = " table:style-name="ce1">
            <text:p>MyJSQLView_Access.button.saveandexi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 table:number-columns-repeated="28"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 table:number-columns-repeated="28"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onnectionManager.tooltip.NewSite = " table:style-name="ce1">
            <text:p>ConnectionManager.tooltip.New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UpdateSite = " table:style-name="ce1">
            <text:p>ConnectionManager.tooltip.Updat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RenameSite = " table:style-name="ce1">
            <text:p>ConnectionManager.tooltip.RenameSi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Delete = " table:style-name="ce1">
            <text:p>ConnectionManager.tooltip.Delete = </text:p>
          </table:table-cell>
          <table:table-cell table:number-columns-repeated="28"/>
        </table:table-row>
        <table:table-row table:style-name="ro1">
          <table:table-cell office:value-type="string" office:string-value="ConnectionManager.tooltip.AdvancedParameters = " table:style-name="ce1">
            <text:p>ConnectionManager.tooltip.AdvancedParameters = </text:p>
          </table:table-cell>
          <table:table-cell table:number-columns-repeated="28"/>
        </table:table-row>
        <table:table-row table:style-name="ro1">
          <table:table-cell office:value-type="string" office:string-value="ConnectionManager.checkbox.SSH = " table:style-name="ce1">
            <text:p>ConnectionManager.checkbox.SSH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CSVSummaryTable =" table:style-name="ce1">
            <text:p>MyJSQLView_JMenuBar.menu.ExportCSV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PDFSummaryTable =" table:style-name="ce1">
            <text:p>MyJSQLView_JMenuBar.menu.ExportPDFSummaryTable =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PluginManagment = ">
            <text:p>MyJSQLView_JMenuBar.menu.PluginManagmen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  <table:table-cell table:number-columns-repeated="28"/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  <table:table-cell table:number-columns-repeated="28"/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  <table:table-cell table:number-columns-repeated="28"/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 table:number-columns-repeated="28"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 table:number-columns-repeated="28"/>
        </table:table-row>
        <table:table-row table:style-name="ro1">
          <table:table-cell office:value-type="string" office:string-value="TableTabPanel.label.RowsOf = " table:style-name="ce1">
            <text:p>TableTabPanel.label.RowsOf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 table:number-columns-repeated="28"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  <table:table-cell table:number-columns-repeated="28"/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  <table:table-cell table:number-columns-repeated="28"/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  <table:table-cell table:number-columns-repeated="28"/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 table:number-columns-repeated="28"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 table:number-columns-repeated="28"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 table:number-columns-repeated="28"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  <table:table-cell table:number-columns-repeated="28"/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  <table:table-cell table:number-columns-repeated="28"/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  <table:table-cell table:number-columns-repeated="28"/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  <table:table-cell table:number-columns-repeated="28"/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  <table:table-cell table:number-columns-repeated="28"/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  <table:table-cell table:number-columns-repeated="28"/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  <table:table-cell table:number-columns-repeated="28"/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  <table:table-cell table:number-columns-repeated="28"/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  <table:table-cell table:number-columns-repeated="28"/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  <table:table-cell table:number-columns-repeated="28"/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 table:number-columns-repeated="28"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  <table:table-cell table:number-columns-repeated="28"/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  <table:table-cell table:number-columns-repeated="28"/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  <table:table-cell table:number-columns-repeated="28"/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  <table:table-cell table:number-columns-repeated="28"/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  <table:table-cell table:number-columns-repeated="28"/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  <table:table-cell table:number-columns-repeated="28"/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  <table:table-cell table:number-columns-repeated="28"/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  <table:table-cell table:number-columns-repeated="28"/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  <table:table-cell table:number-columns-repeated="28"/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  <table:table-cell table:number-columns-repeated="28"/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  <table:table-cell table:number-columns-repeated="28"/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  <table:table-cell table:number-columns-repeated="28"/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  <table:table-cell table:number-columns-repeated="28"/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  <table:table-cell table:number-columns-repeated="28"/>
        </table:table-row>
        <table:table-row table:style-name="ro1">
          <table:table-cell office:value-type="string" office:string-value="QueryFrame.menu.CSVFormat = " table:style-name="ce1">
            <text:p>QueryFrame.menu.CSVFormat = </text:p>
          </table:table-cell>
          <table:table-cell table:number-columns-repeated="28"/>
        </table:table-row>
        <table:table-row table:style-name="ro1">
          <table:table-cell office:value-type="string" office:string-value="QueryFrame.menu.Table = " table:style-name="ce1">
            <text:p>QueryFrame.menu.Table = </text:p>
          </table:table-cell>
          <table:table-cell table:number-columns-repeated="28"/>
        </table:table-row>
        <table:table-row table:style-name="ro1">
          <table:table-cell office:value-type="string" office:string-value="QueryFrame.menu.TabSummaryTable = " table:style-name="ce1">
            <text:p>QueryFrame.menu.Tab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  <table:table-cell table:number-columns-repeated="28"/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 table:number-columns-repeated="28"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 table:number-columns-repeated="28"/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  <table:table-cell table:number-columns-repeated="28"/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  <table:table-cell table:number-columns-repeated="28"/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  <table:table-cell table:number-columns-repeated="28"/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 table:number-columns-repeated="28"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 table:number-columns-repeated="28"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 table:number-columns-repeated="28"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 table:number-columns-repeated="28"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 table:number-columns-repeated="28"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 table:number-columns-repeated="28"/>
        </table:table-row>
        <table:table-row table:style-name="ro1">
          <table:table-cell office:value-type="string" office:string-value="QueryTabPanel.label.RowsOf = " table:style-name="ce1">
            <text:p>QueryTabPanel.label.RowsOf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 table:number-columns-repeated="28"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 table:number-columns-repeated="28"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 table:number-columns-repeated="28"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 table:number-columns-repeated="28"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 table:number-columns-repeated="28"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 table:number-columns-repeated="28"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 table:number-columns-repeated="28"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 table:number-columns-repeated="28"/>
        </table:table-row>
        <table:table-row table:style-name="ro1">
          <table:table-cell office:value-type="string" office:string-value="SearchFrame.label.Include = " table:style-name="ce2">
            <text:p>SearchFrame.label.Include = </text:p>
          </table:table-cell>
          <table:table-cell table:number-columns-repeated="28"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 table:number-columns-repeated="28"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 table:number-columns-repeated="28"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 table:number-columns-repeated="28"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 table:number-columns-repeated="28"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 table:number-columns-repeated="28"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 table:number-columns-repeated="28"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 table:number-columns-repeated="28"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PDFExportPreferencesPanel.label.Title = " table:style-name="ce3">
            <text:p>PDFExportPreferencesPanel.label.Titl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None = " table:style-name="ce3">
            <text:p>PDFExportPreferencesPanel.radiobutton.Non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Default = " table:style-name="ce3">
            <text:p>PDFExportPreferencesPanel.radiobutton.Defaul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radiobutton.Custom = " table:style-name="ce3">
            <text:p>PDFExportPreferencesPanel.radiobutton.Custom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Size = " table:style-name="ce3">
            <text:p>PDFExportPreferencesPanel.label.TitleFontSize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TitleFontColor = " table:style-name="ce3">
            <text:p>PDFExportPreferencesPanel.label.TitleFontColo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Columns = " table:style-name="ce3">
            <text:p>PDFExportPreferencesPanel.label.HeaderColumn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Font = " table:style-name="ce3">
            <text:p>PDFExportPreferencesPanel.label.HeaderFo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HeaderBorder = " table:style-name="ce3">
            <text:p>PDFExportPreferencesPanel.label.HeaderBorder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NumberFieldsAlignment = " table:style-name="ce3">
            <text:p>PDFExportPreferencesPanel.label.NumberFields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ields = " table:style-name="ce3">
            <text:p>PDFExportPreferencesPanel.label.DateField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Format = " table:style-name="ce3">
            <text:p>PDFExportPreferencesPanel.label.DateForma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label.DateAlignment = " table:style-name="ce3">
            <text:p>PDFExportPreferencesPanel.label.DateAlignment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RestoreDefaults = " table:style-name="ce3">
            <text:p>PDF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PDFExportPreferencesPanel.button.Apply = " table:style-name="ce3">
            <text:p>PDFExportPreferencesPanel.button.Apply = </text:p>
          </table:table-cell>
          <table:table-cell table:number-columns-repeated="28"/>
        </table:table-row>
        <table:table-row table:style-name="ro1">
          <table:table-cell table:number-columns-repeated="29"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 table:number-columns-repeated="28"/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  <table:table-cell table:number-columns-repeated="28"/>
        </table:table-row>
        <table:table-row table:style-name="ro1" table:number-rows-repeated="32424"/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Unknown</meta:initial-creator>
    <meta:editing-cycles>7</meta:editing-cycles>
    <meta:creation-date>2010-06-05T10:53:00</meta:creation-date>
    <dc:date>2010-08-05T09:30:33</dc:date>
  </office:meta>
</office:document-meta>
</file>